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9.576cm" svg:height="12.112cm" svg:x="6.911cm" svg:y="0.266cm">
            <draw:object draw:notify-on-update-of-ranges="Hoja1.A1:Hoja1.A1 Hoja1.A2:Hoja1.A28 Hoja1.B1:Hoja1.B1 Hoja1.B2:Hoja1.B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manio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25096" calcext:value-type="float">
            <text:p>0,0025096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0.00576307" calcext:value-type="float">
            <text:p>0,00576307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0942633" calcext:value-type="float">
            <text:p>0,00942633</text:p>
          </table:table-cell>
        </table:table-row>
        <table:table-row table:style-name="ro1">
          <table:table-cell office:value-type="float" office:value="132500" calcext:value-type="float">
            <text:p>132500</text:p>
          </table:table-cell>
          <table:table-cell office:value-type="float" office:value="0.0131791" calcext:value-type="float">
            <text:p>0,0131791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0173298" calcext:value-type="float">
            <text:p>0,0173298</text:p>
          </table:table-cell>
        </table:table-row>
        <table:table-row table:style-name="ro1">
          <table:table-cell office:value-type="float" office:value="207500" calcext:value-type="float">
            <text:p>207500</text:p>
          </table:table-cell>
          <table:table-cell office:value-type="float" office:value="0.0216701" calcext:value-type="float">
            <text:p>0,0216701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 office:value-type="float" office:value="0.0258111" calcext:value-type="float">
            <text:p>0,0258111</text:p>
          </table:table-cell>
        </table:table-row>
        <table:table-row table:style-name="ro1">
          <table:table-cell office:value-type="float" office:value="282500" calcext:value-type="float">
            <text:p>282500</text:p>
          </table:table-cell>
          <table:table-cell office:value-type="float" office:value="0.0299367" calcext:value-type="float">
            <text:p>0,0299367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0.034001" calcext:value-type="float">
            <text:p>0,034001</text:p>
          </table:table-cell>
        </table:table-row>
        <table:table-row table:style-name="ro1">
          <table:table-cell office:value-type="float" office:value="357500" calcext:value-type="float">
            <text:p>357500</text:p>
          </table:table-cell>
          <table:table-cell office:value-type="float" office:value="0.0385256" calcext:value-type="float">
            <text:p>0,0385256</text:p>
          </table:table-cell>
        </table:table-row>
        <table:table-row table:style-name="ro1">
          <table:table-cell office:value-type="float" office:value="395000" calcext:value-type="float">
            <text:p>395000</text:p>
          </table:table-cell>
          <table:table-cell office:value-type="float" office:value="0.0428881" calcext:value-type="float">
            <text:p>0,0428881</text:p>
          </table:table-cell>
        </table:table-row>
        <table:table-row table:style-name="ro1">
          <table:table-cell office:value-type="float" office:value="432500" calcext:value-type="float">
            <text:p>432500</text:p>
          </table:table-cell>
          <table:table-cell office:value-type="float" office:value="0.0469161" calcext:value-type="float">
            <text:p>0,0469161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0.0512508" calcext:value-type="float">
            <text:p>0,0512508</text:p>
          </table:table-cell>
        </table:table-row>
        <table:table-row table:style-name="ro1">
          <table:table-cell office:value-type="float" office:value="507500" calcext:value-type="float">
            <text:p>507500</text:p>
          </table:table-cell>
          <table:table-cell office:value-type="float" office:value="0.0553668" calcext:value-type="float">
            <text:p>0,0553668</text:p>
          </table:table-cell>
        </table:table-row>
        <table:table-row table:style-name="ro1">
          <table:table-cell office:value-type="float" office:value="545000" calcext:value-type="float">
            <text:p>545000</text:p>
          </table:table-cell>
          <table:table-cell office:value-type="float" office:value="0.0604378" calcext:value-type="float">
            <text:p>0,0604378</text:p>
          </table:table-cell>
        </table:table-row>
        <table:table-row table:style-name="ro1">
          <table:table-cell office:value-type="float" office:value="582500" calcext:value-type="float">
            <text:p>582500</text:p>
          </table:table-cell>
          <table:table-cell office:value-type="float" office:value="0.0646449" calcext:value-type="float">
            <text:p>0,0646449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0.0688848" calcext:value-type="float">
            <text:p>0,0688848</text:p>
          </table:table-cell>
        </table:table-row>
        <table:table-row table:style-name="ro1">
          <table:table-cell office:value-type="float" office:value="657500" calcext:value-type="float">
            <text:p>657500</text:p>
          </table:table-cell>
          <table:table-cell office:value-type="float" office:value="0.0732006" calcext:value-type="float">
            <text:p>0,0732006</text:p>
          </table:table-cell>
        </table:table-row>
        <table:table-row table:style-name="ro1">
          <table:table-cell office:value-type="float" office:value="695000" calcext:value-type="float">
            <text:p>695000</text:p>
          </table:table-cell>
          <table:table-cell office:value-type="float" office:value="0.0787838" calcext:value-type="float">
            <text:p>0,0787838</text:p>
          </table:table-cell>
        </table:table-row>
        <table:table-row table:style-name="ro1">
          <table:table-cell office:value-type="float" office:value="732500" calcext:value-type="float">
            <text:p>732500</text:p>
          </table:table-cell>
          <table:table-cell office:value-type="float" office:value="0.0832715" calcext:value-type="float">
            <text:p>0,0832715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0.0882021" calcext:value-type="float">
            <text:p>0,0882021</text:p>
          </table:table-cell>
        </table:table-row>
        <table:table-row table:style-name="ro1">
          <table:table-cell office:value-type="float" office:value="807500" calcext:value-type="float">
            <text:p>807500</text:p>
          </table:table-cell>
          <table:table-cell office:value-type="float" office:value="0.0926757" calcext:value-type="float">
            <text:p>0,0926757</text:p>
          </table:table-cell>
        </table:table-row>
        <table:table-row table:style-name="ro1">
          <table:table-cell office:value-type="float" office:value="845000" calcext:value-type="float">
            <text:p>845000</text:p>
          </table:table-cell>
          <table:table-cell office:value-type="float" office:value="0.0975901" calcext:value-type="float">
            <text:p>0,0975901</text:p>
          </table:table-cell>
        </table:table-row>
        <table:table-row table:style-name="ro1">
          <table:table-cell office:value-type="float" office:value="882500" calcext:value-type="float">
            <text:p>882500</text:p>
          </table:table-cell>
          <table:table-cell office:value-type="float" office:value="0.103136" calcext:value-type="float">
            <text:p>0,103136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float" office:value="0.107145" calcext:value-type="float">
            <text:p>0,107145</text:p>
          </table:table-cell>
        </table:table-row>
        <table:table-row table:style-name="ro1">
          <table:table-cell office:value-type="float" office:value="957500" calcext:value-type="float">
            <text:p>957500</text:p>
          </table:table-cell>
          <table:table-cell office:value-type="float" office:value="0.112381" calcext:value-type="float">
            <text:p>0,112381</text:p>
          </table:table-cell>
        </table:table-row>
        <table:table-row table:style-name="ro1">
          <table:table-cell office:value-type="float" office:value="995000" calcext:value-type="float">
            <text:p>995000</text:p>
          </table:table-cell>
          <table:table-cell office:value-type="float" office:value="0.116295" calcext:value-type="float">
            <text:p>0,1162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8:38:22.324722111</meta:creation-date>
    <dc:date>2022-03-25T18:41:56.917438699</dc:date>
    <meta:editing-duration>PT3M34S</meta:editing-duration>
    <meta:editing-cycles>1</meta:editing-cycles>
    <meta:document-statistic meta:table-count="1" meta:cell-count="5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77cm" svg:height="12.113cm" xlink:href=".." xlink:type="simple" chart:class="chart:scatter" chart:style-name="ch1">
        <chart:title svg:x="7.707cm" svg:y="0.378cm" chart:style-name="ch2">
          <text:p>Eficiencia Quicksort</text:p>
        </chart:title>
        <chart:legend chart:legend-position="end" svg:x="15.878cm" svg:y="5.508cm" style:legend-expansion="high" chart:style-name="ch3"/>
        <chart:plot-area chart:style-name="ch4" table:cell-range-address="Hoja1.A1:Hoja1.B28" chart:data-source-has-labels="row" svg:x="1.402cm" svg:y="1.399cm" svg:width="14.085cm" svg:height="9.491cm">
          <chartooo:coordinate-region svg:x="2.314cm" svg:y="1.598cm" svg:width="12.523cm" svg:height="8.645cm"/>
          <chart:axis chart:dimension="x" chart:name="primary-x" chart:style-name="ch5">
            <chart:title svg:x="7.752cm" svg:y="11.132cm" chart:style-name="ch6">
              <text:p>Tamanio</text:p>
            </chart:title>
          </chart:axis>
          <chart:axis chart:dimension="y" chart:name="primary-y" chart:style-name="ch5">
            <chart:title svg:x="0.451cm" svg:y="6.744cm" chart:style-name="ch7">
              <text:p>Tiempo</text:p>
            </chart:title>
            <chart:grid chart:style-name="ch8" chart:class="major"/>
          </chart:axis>
          <chart:series chart:style-name="ch9" chart:values-cell-range-address="Hoja1.B2:Hoja1.B28" chart:label-cell-address="Hoja1.B1:Hoja1.B1" chart:class="chart:scatter">
            <chart:domain table:cell-range-address="Hoja1.A2:Hoja1.A28"/>
            <chart:regression-curve chart:style-name="ch10">
              <chart:equation chart:display-equation="true" chart:display-r-square="true"/>
            </chart:regression-curve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">
                <text:p>20000</text:p>
                <draw:g>
                  <svg:desc>Hoja1.A2:Hoja1.A28</svg:desc>
                </draw:g>
              </table:table-cell>
              <table:table-cell office:value-type="float" office:value="0.0025096">
                <text:p>0.0025096</text:p>
                <draw:g>
                  <svg:desc>Hoja1.B2:Hoja1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500">
                <text:p>57500</text:p>
              </table:table-cell>
              <table:table-cell office:value-type="float" office:value="0.00576307">
                <text:p>0.005763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000">
                <text:p>95000</text:p>
              </table:table-cell>
              <table:table-cell office:value-type="float" office:value="0.00942633">
                <text:p>0.00942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500">
                <text:p>132500</text:p>
              </table:table-cell>
              <table:table-cell office:value-type="float" office:value="0.0131791">
                <text:p>0.0131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000">
                <text:p>170000</text:p>
              </table:table-cell>
              <table:table-cell office:value-type="float" office:value="0.0173298">
                <text:p>0.0173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7500">
                <text:p>207500</text:p>
              </table:table-cell>
              <table:table-cell office:value-type="float" office:value="0.0216701">
                <text:p>0.0216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5000">
                <text:p>245000</text:p>
              </table:table-cell>
              <table:table-cell office:value-type="float" office:value="0.0258111">
                <text:p>0.0258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2500">
                <text:p>282500</text:p>
              </table:table-cell>
              <table:table-cell office:value-type="float" office:value="0.0299367">
                <text:p>0.0299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000">
                <text:p>320000</text:p>
              </table:table-cell>
              <table:table-cell office:value-type="float" office:value="0.034001">
                <text:p>0.034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7500">
                <text:p>357500</text:p>
              </table:table-cell>
              <table:table-cell office:value-type="float" office:value="0.0385256">
                <text:p>0.0385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5000">
                <text:p>395000</text:p>
              </table:table-cell>
              <table:table-cell office:value-type="float" office:value="0.0428881">
                <text:p>0.04288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500">
                <text:p>432500</text:p>
              </table:table-cell>
              <table:table-cell office:value-type="float" office:value="0.0469161">
                <text:p>0.0469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0000">
                <text:p>470000</text:p>
              </table:table-cell>
              <table:table-cell office:value-type="float" office:value="0.0512508">
                <text:p>0.0512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7500">
                <text:p>507500</text:p>
              </table:table-cell>
              <table:table-cell office:value-type="float" office:value="0.0553668">
                <text:p>0.0553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5000">
                <text:p>545000</text:p>
              </table:table-cell>
              <table:table-cell office:value-type="float" office:value="0.0604378">
                <text:p>0.0604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2500">
                <text:p>582500</text:p>
              </table:table-cell>
              <table:table-cell office:value-type="float" office:value="0.0646449">
                <text:p>0.0646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0000">
                <text:p>620000</text:p>
              </table:table-cell>
              <table:table-cell office:value-type="float" office:value="0.0688848">
                <text:p>0.0688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7500">
                <text:p>657500</text:p>
              </table:table-cell>
              <table:table-cell office:value-type="float" office:value="0.0732006">
                <text:p>0.0732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5000">
                <text:p>695000</text:p>
              </table:table-cell>
              <table:table-cell office:value-type="float" office:value="0.0787838">
                <text:p>0.07878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2500">
                <text:p>732500</text:p>
              </table:table-cell>
              <table:table-cell office:value-type="float" office:value="0.0832715">
                <text:p>0.08327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0000">
                <text:p>770000</text:p>
              </table:table-cell>
              <table:table-cell office:value-type="float" office:value="0.0882021">
                <text:p>0.08820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7500">
                <text:p>807500</text:p>
              </table:table-cell>
              <table:table-cell office:value-type="float" office:value="0.0926757">
                <text:p>0.09267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45000">
                <text:p>845000</text:p>
              </table:table-cell>
              <table:table-cell office:value-type="float" office:value="0.0975901">
                <text:p>0.09759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2500">
                <text:p>882500</text:p>
              </table:table-cell>
              <table:table-cell office:value-type="float" office:value="0.103136">
                <text:p>0.103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0000">
                <text:p>920000</text:p>
              </table:table-cell>
              <table:table-cell office:value-type="float" office:value="0.107145">
                <text:p>0.1071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7500">
                <text:p>957500</text:p>
              </table:table-cell>
              <table:table-cell office:value-type="float" office:value="0.112381">
                <text:p>0.112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5000">
                <text:p>995000</text:p>
              </table:table-cell>
              <table:table-cell office:value-type="float" office:value="0.116295">
                <text:p>0.116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